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05d558" officeooo:paragraph-rsid="0005d558"/>
    </style:style>
    <style:style style:name="P2" style:family="paragraph" style:parent-style-name="Standard">
      <style:paragraph-properties fo:text-align="center" style:justify-single-word="false"/>
      <style:text-properties officeooo:rsid="0005d558" officeooo:paragraph-rsid="0007dfe7"/>
    </style:style>
    <style:style style:name="P3" style:family="paragraph" style:parent-style-name="Standard">
      <style:paragraph-properties fo:text-align="justify" style:justify-single-word="false"/>
      <style:text-properties officeooo:rsid="0007470e" officeooo:paragraph-rsid="0007470e"/>
    </style:style>
    <style:style style:name="P4" style:family="paragraph" style:parent-style-name="Standard">
      <style:paragraph-properties fo:text-align="justify" style:justify-single-word="false"/>
      <style:text-properties officeooo:rsid="0007470e" officeooo:paragraph-rsid="000c9488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ae0b0" officeooo:paragraph-rsid="000ae0b0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b61b2" officeooo:paragraph-rsid="000b61b2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officeooo:rsid="0007dfe7" officeooo:paragraph-rsid="0007dfe7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fo:font-weight="normal" officeooo:rsid="0007dfe7" officeooo:paragraph-rsid="0007dfe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05d558" officeooo:paragraph-rsid="0005d558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6pt" fo:font-weight="bold" officeooo:rsid="0007dfe7" officeooo:paragraph-rsid="000ae0b0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0ae0b0" officeooo:paragraph-rsid="000ae0b0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fo:font-style="italic" fo:font-weight="bold" officeooo:rsid="000ae0b0" officeooo:paragraph-rsid="000ae0b0" style:font-size-asian="16pt" style:font-style-asian="italic" style:font-weight-asian="bold" style:font-size-complex="16pt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officeooo:rsid="0007dfe7" officeooo:paragraph-rsid="0007dfe7"/>
    </style:style>
    <style:style style:name="P14" style:family="paragraph" style:parent-style-name="Standard">
      <style:paragraph-properties fo:text-align="center" style:justify-single-word="false"/>
      <style:text-properties officeooo:rsid="0007dfe7" officeooo:paragraph-rsid="0007dfe7"/>
    </style:style>
    <style:style style:name="P15" style:family="paragraph" style:parent-style-name="Standard">
      <style:paragraph-properties fo:text-align="center" style:justify-single-word="false"/>
      <style:text-properties officeooo:rsid="0007dfe7" officeooo:paragraph-rsid="000ae0b0"/>
    </style:style>
    <style:style style:name="P16" style:family="paragraph" style:parent-style-name="Standard">
      <style:paragraph-properties fo:text-align="center" style:justify-single-word="false"/>
      <style:text-properties officeooo:paragraph-rsid="0007dfe7"/>
    </style:style>
    <style:style style:name="P17" style:family="paragraph" style:parent-style-name="Standard">
      <style:paragraph-properties fo:text-align="center" style:justify-single-word="false"/>
      <style:text-properties style:text-underline-style="none" fo:font-weight="normal" officeooo:rsid="000ae0b0" officeooo:paragraph-rsid="000ae0b0" style:font-weight-asian="normal" style:font-weight-complex="normal"/>
    </style:style>
    <style:style style:name="P18" style:family="paragraph" style:parent-style-name="Standard">
      <style:paragraph-properties fo:text-align="end" style:justify-single-word="false"/>
      <style:text-properties fo:font-style="italic" officeooo:rsid="000ae0b0" officeooo:paragraph-rsid="000ae0b0" style:font-style-asian="italic" style:font-style-complex="italic"/>
    </style:style>
    <style:style style:name="P19" style:family="paragraph" style:parent-style-name="Standard">
      <style:paragraph-properties fo:text-align="justify" style:justify-single-word="false"/>
      <style:text-properties fo:font-style="italic" officeooo:rsid="000ae0b0" officeooo:paragraph-rsid="0007dfe7" style:font-style-asian="italic" style:font-style-complex="italic"/>
    </style:style>
    <style:style style:name="P20" style:family="paragraph" style:parent-style-name="Standard">
      <style:paragraph-properties fo:text-align="center" style:justify-single-word="false"/>
      <style:text-properties fo:font-style="normal" style:text-underline-style="none" fo:font-weight="bold" officeooo:rsid="000ae0b0" officeooo:paragraph-rsid="000ae0b0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5pt" fo:font-weight="bold" officeooo:rsid="000ae0b0" officeooo:paragraph-rsid="000ae0b0" style:font-size-asian="15pt" style:font-weight-asian="bold" style:font-size-complex="15pt" style:font-weight-complex="bold"/>
    </style:style>
    <style:style style:name="P22" style:family="paragraph" style:parent-style-name="Standard">
      <style:paragraph-properties fo:text-align="justify" style:justify-single-word="false"/>
      <style:text-properties officeooo:rsid="000b61b2" officeooo:paragraph-rsid="000b61b2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0b61b2" officeooo:paragraph-rsid="000b61b2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0e33f3" officeooo:paragraph-rsid="000e33f3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0e33f3" officeooo:paragraph-rsid="000fad52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officeooo:rsid="000c9488" officeooo:paragraph-rsid="000c9488"/>
    </style:style>
    <style:style style:name="P27" style:family="paragraph" style:parent-style-name="Standard">
      <style:paragraph-properties fo:text-align="justify" style:justify-single-word="false"/>
      <style:text-properties officeooo:rsid="000e33f3" officeooo:paragraph-rsid="000e33f3"/>
    </style:style>
    <style:style style:name="P28" style:family="paragraph" style:parent-style-name="Table_20_Contents">
      <style:paragraph-properties fo:text-align="center" style:justify-single-word="false"/>
      <style:text-properties officeooo:rsid="0007dfe7" officeooo:paragraph-rsid="0007dfe7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dfe7" officeooo:paragraph-rsid="0007dfe7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officeooo:rsid="000ae0b0" officeooo:paragraph-rsid="000ae0b0"/>
    </style:style>
    <style:style style:name="P31" style:family="paragraph" style:parent-style-name="Table_20_Contents">
      <style:paragraph-properties fo:text-align="center" style:justify-single-word="false"/>
      <style:text-properties officeooo:rsid="000fad52" officeooo:paragraph-rsid="000fad5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dfe7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0ae0b0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8" style:family="text">
      <style:text-properties fo:font-size="13pt" fo:font-style="italic" style:font-size-asian="13pt" style:font-style-asian="italic" style:font-size-complex="13pt" style:font-style-complex="italic"/>
    </style:style>
    <style:style style:name="T9" style:family="text">
      <style:text-properties officeooo:rsid="000b61b2"/>
    </style:style>
    <style:style style:name="T10" style:family="text">
      <style:text-properties officeooo:rsid="000c9488"/>
    </style:style>
    <style:style style:name="T11" style:family="text">
      <style:text-properties officeooo:rsid="000e33f3"/>
    </style:style>
    <style:style style:name="T12" style:family="text">
      <style:text-properties officeooo:rsid="000fad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Université de Dschang</text:p>
      <text:p text:style-name="P8">Faculté des sciences</text:p>
      <text:p text:style-name="P8">Département de Maths-Info</text:p>
      <text:p text:style-name="P8"/>
      <text:p text:style-name="P8"/>
      <text:p text:style-name="P9"/>
      <text:p text:style-name="P9"/>
      <text:p text:style-name="P9">Projet de compilation</text:p>
      <text:p text:style-name="P9"/>
      <text:p text:style-name="P12">UV : INF321</text:p>
      <text:p text:style-name="P9"/>
      <text:p text:style-name="P11"><text:span text:style-name="T7">Theme </text:span>:</text:p>
      <text:p text:style-name="P21">Simuler un <text:span text:style-name="T9">reconnaisseur</text:span> de langage</text:p>
      <text:p text:style-name="P9"/>
      <text:p text:style-name="P9"/>
      <text:p text:style-name="P9"/>
      <text:p text:style-name="P15"><text:span text:style-name="T6">Objectifs</text:span><text:span text:style-name="T1"> </text:span></text:p>
      <text:p text:style-name="P10"><text:tab/><text:span text:style-name="T8">Acquérir les notions pratiques de l’UV Théorie des langages et compilation</text:span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>Sous l’encadrement de :</text:span> </text:p>
      <text:p text:style-name="P20"><text:span text:style-name="T3">Dr</text:span> Tchoupe Maurice </text:p>
      <text:p text:style-name="P14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29">Noms et prénoms </text:p>
          </table:table-cell>
          <table:table-cell table:style-name="Tableau1.B1" office:value-type="string">
            <text:p text:style-name="P29">Matricules</text:p>
          </table:table-cell>
        </table:table-row>
        <table:table-row>
          <table:table-cell table:style-name="Tableau1.A2" office:value-type="string">
            <text:p text:style-name="P2">Takam Rushclin</text:p>
          </table:table-cell>
          <table:table-cell table:style-name="Tableau1.B2" office:value-type="string">
            <text:p text:style-name="P16"><text:span text:style-name="T2">CM-UDS-19SCI1192</text:span></text:p>
          </table:table-cell>
        </table:table-row>
        <table:table-row>
          <table:table-cell table:style-name="Tableau1.A2" office:value-type="string">
            <text:p text:style-name="P2">Ouandji Thierry Armel</text:p>
          </table:table-cell>
          <table:table-cell table:style-name="Tableau1.B2" office:value-type="string">
            <text:p text:style-name="P28">CM-UDS-19SCI2148</text:p>
          </table:table-cell>
        </table:table-row>
        <table:table-row>
          <table:table-cell table:style-name="Tableau1.A2" office:value-type="string">
            <text:p text:style-name="P28">Tasse Koagne Mickbron</text:p>
          </table:table-cell>
          <table:table-cell table:style-name="Tableau1.B2" office:value-type="string">
            <text:p text:style-name="P30">CM-UDS-19SCI2247</text:p>
          </table:table-cell>
        </table:table-row>
        <table:table-row>
          <table:table-cell table:style-name="Tableau1.A2" office:value-type="string">
            <text:p text:style-name="P2">Tchakountio Marie Gisèle</text:p>
          </table:table-cell>
          <table:table-cell table:style-name="Tableau1.B2" office:value-type="string">
            <text:p text:style-name="P30">CM-UDS-19SCI2258</text:p>
          </table:table-cell>
        </table:table-row>
      </table:table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28">Djamen <text:span text:style-name="T5">Chimène</text:span></text:p>
          </table:table-cell>
          <table:table-cell table:style-name="Tableau2.B1" office:value-type="string">
            <text:p text:style-name="P30">CM-UDS-18SCI2611</text:p>
          </table:table-cell>
        </table:table-row>
      </table:table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31">Lontsi Meli Arlette </text:p>
          </table:table-cell>
          <table:table-cell table:style-name="Tableau3.B1" office:value-type="string">
            <text:p text:style-name="P31">CM-UDS-19SCI0709</text:p>
          </table:table-cell>
        </table:table-row>
      </table:table>
      <text:p text:style-name="P19"/>
      <text:p text:style-name="P18"/>
      <text:p text:style-name="P18"/>
      <text:p text:style-name="P18"><text:soft-page-break/>Année académique 2021-2022</text:p>
      <text:p text:style-name="P1"/>
      <text:p text:style-name="P1"/>
      <text:p text:style-name="P6">INTRODUCTION</text:p>
      <text:p text:style-name="P6"/>
      <text:p text:style-name="P5"><text:s/></text:p>
      <text:p text:style-name="P1"><text:tab/>Dans le but de mettre en pratique les techniques de compilation vue en cours de Théorie<text:span text:style-name="T1"> des Langages et compilation</text:span>, nous avons mis sur pied un analyseur lexical dont le but principal est de reconnaître un mot appartenant a un langage, définir l’automate finie non déterministe de ce dernier. </text:p>
      <text:p text:style-name="P1">Les autres fonctions d’un automate tels que la déterminisation, la minimisation sont a venir. </text:p>
      <text:p text:style-name="P1"/>
      <text:p text:style-name="P1"/>
      <text:p text:style-name="P6">LANGAGE ET TECHNOLOGIE UTILISES</text:p>
      <text:p text:style-name="P1"/>
      <text:p text:style-name="P1">Pour <text:span text:style-name="T9">atteindre nos objectifs</text:span>, nous avons opte pour le langage de programmation javascript, les APIs de programmation <text:span text:style-name="T9">tels que</text:span> : </text:p>
      <text:p text:style-name="P1">- Bootstrap,</text:p>
      <text:p text:style-name="P1">- D3JS</text:p>
      <text:p text:style-name="P1">- DataVizJS</text:p>
      <text:p text:style-name="P1">- jQuerry.</text:p>
      <text:p text:style-name="P22">Le HTML nous a permis de faire une mise en place de la structure de la page d’exécution du script</text:p>
      <text:p text:style-name="P3"><text:tab/>Le javascript <text:span text:style-name="T2">étant</text:span> un langage orient<text:span text:style-name="T9">e</text:span> objet par prototype, nous avons <text:span text:style-name="T2">définie</text:span> les classes suivante : </text:p>
      <text:p text:style-name="P3">- une classe nomme Automate.js qui a pour but de traiter les <text:span text:style-name="T2">opérations</text:span> <text:span text:style-name="T2">définie</text:span> sur un automate en plus de ses getters et de ses setters.</text:p>
      <text:p text:style-name="P3">- Une classe nomme Transition.js qui <text:span text:style-name="T2">définie</text:span> les fonctions de transitions.</text:p>
      <text:p text:style-name="P3"/>
      <text:p text:style-name="P3">Un automate <text:span text:style-name="T2">étant</text:span> <text:span text:style-name="T2">définie</text:span> par : </text:p>
      <text:p text:style-name="P3">- <text:s/>Un <text:span text:style-name="T2">état</text:span> initial qui <text:span text:style-name="T2">détermine</text:span> le point <text:span text:style-name="T2">d’entrée</text:span> de l’automate,</text:p>
      <text:p text:style-name="P3">- <text:s/>Un ou plusieurs <text:span text:style-name="T11">état</text:span>(s) final(aux) qui <text:span text:style-name="T9">détermine</text:span>(nt) les <text:span text:style-name="T2">états</text:span> d’acceptation</text:p>
      <text:p text:style-name="P3">- Une fonction de transition, ici <text:span text:style-name="T2">définie</text:span> par un tableau dans lequel on <text:span text:style-name="T2">inséré</text:span> les <text:span text:style-name="T2">différentes</text:span> <text:span text:style-name="T2">transitions</text:span>,</text:p>
      <text:p text:style-name="P3">- <text:s/>Un <text:span text:style-name="T10">alphabet</text:span> sur lequel est <text:span text:style-name="T2">définie</text:span> l’automate</text:p>
      <text:p text:style-name="P3"/>
      <text:p text:style-name="P4"><text:tab/><text:span text:style-name="T10">Nous avons </text:span><text:span text:style-name="T11">également</text:span><text:span text:style-name="T10"> </text:span><text:span text:style-name="T11">définir</text:span><text:span text:style-name="T10"> les fonctions tels que </text:span>: </text:p>
      <text:p text:style-name="P4">- <text:span text:style-name="T10">Une fonction qui recupere l’alphabet</text:span></text:p>
      <text:p text:style-name="P26">- Une fonction qui recupere le langage et <text:span text:style-name="T11">vérifie</text:span> s’il appartient a l’alphabet <text:span text:style-name="T11">défini</text:span></text:p>
      <text:p text:style-name="P26">- Une fonction qui <text:span text:style-name="T11">vérifie</text:span> le bon <text:span text:style-name="T11">parenthésage</text:span> des expressions</text:p>
      <text:p text:style-name="P26">- Une fonction qui construit l’automate d’une expressions</text:p>
      <text:p text:style-name="P26">- Une fonction qui <text:span text:style-name="T11">permet de transférer l’expression entrée en forme postFixe</text:span></text:p>
      <text:p text:style-name="P26">- <text:span text:style-name="T11">Une fonction qui prend une expression et la transforme en pile</text:span></text:p>
      <text:p text:style-name="P26">- <text:span text:style-name="T11">Une fonction(Concatenation) qui permet de concaténer deux expressions</text:span></text:p>
      <text:p text:style-name="P27">- Une fonction(Union) permettant d’unir deux expressions</text:p>
      <text:p text:style-name="P27">- Une fonction(Kleene) de multiplicité permettant de gérer la multiplicité d’une expression</text:p>
      <text:p text:style-name="P27">- Une fonction(Évaluation) qui permet d’évaluer une expression traiter et afficher l’automate <text:s/></text:p>
      <text:p text:style-name="P3"/>
      <text:p text:style-name="P6">FONCTIONNEMENT DE NOTRE APPLICATION :</text:p>
      <text:p text:style-name="P23"/>
      <text:p text:style-name="P25">Notre application comporte 3 champs, un champ pour <text:s/><text:span text:style-name="T12">r</text:span>é<text:span text:style-name="T12">cup</text:span>é<text:span text:style-name="T12">rer</text:span> l’alphabet, un champ pour le récupérer langage et un dernier pour récupérer le mot. Il comporte également 3 boutons qui sont :</text:p>
      <text:p text:style-name="P24">- Un <text:s/>bouton permettant de dessiner l’automate fini non déterministe</text:p>
      <text:p text:style-name="P24">- Un bouton permettant de vérifier si le mot appartient a l’automate( pas encore fonctionnel)</text:p>
      <text:p text:style-name="P24"><text:soft-page-break/>- Un bouton permettant de dessiner l’automate fini déterministe <text:s/>(pas encore fonctionnel)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3T10:56:18.586361406</meta:creation-date>
    <dc:date>2021-12-13T12:17:10.579843768</dc:date>
    <meta:editing-duration>PT10M27S</meta:editing-duration>
    <meta:editing-cycles>4</meta:editing-cycles>
    <meta:generator>LibreOffice/6.4.2.2$Linux_X86_64 LibreOffice_project/40$Build-2</meta:generator>
    <meta:document-statistic meta:table-count="3" meta:image-count="0" meta:object-count="0" meta:page-count="3" meta:paragraph-count="61" meta:word-count="476" meta:character-count="3098" meta:non-whitespace-character-count="2657"/>
  </office:meta>
</office:document-meta>
</file>